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rial request handler</text:h>
      <text:p text:style-name="Text_20_body">FSServer must ensure that only one request at a time is being sent to the satellitte. Requests usually have a corresponding response, but sometimes it is desirable to skip it in order to save battery and minimize communication time.</text:p>
      <text:p text:style-name="Text_20_body">The SerialRequestHandler singleton is an object that implements a queue with atomic procedures for adding requests to the queue.</text:p>
      <text:p text:style-name="Text_20_body">When a request is added to the queue a loop will execute all pending requests unless the execution loop is already running.</text:p>
      <text:p text:style-name="Text_20_body">Each command has timeout that the server must resp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sper Nielsen</meta:initial-creator>
    <meta:creation-date>2010-06-16T10:31:52</meta:creation-date>
    <dc:date>2010-06-16T11:07:38</dc:date>
    <dc:creator>Kasper Nielsen</dc:creator>
    <meta:editing-duration>PT00H35M46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1" meta:paragraph-count="5" meta:word-count="92" meta:character-count="559"/>
  </office:meta>
</office:document-meta>
</file>